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850000007C569A8C6B.png" manifest:media-type="image/png"/>
  <manifest:file-entry manifest:full-path="Pictures/100000000000000800000008C2096E38.png" manifest:media-type="image/png"/>
  <manifest:file-entry manifest:full-path="Pictures/100000000000000800000008E8418E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fo:padding-top="0cm" fo:padding-bottom="0cm" fo:padding-left="0cm" fo:padding-right="0cm"/>
    </style:style>
    <style:style style:name="gr5" style:family="graphic" style:parent-style-name="objectwithoutfill">
      <style:graphic-properties draw:marker-end="Arrow" draw:marker-end-width="0.025cm" draw:fill="none" draw:textarea-vertical-align="middle"/>
    </style:style>
    <style:style style:name="gr6" style:family="graphic" style:parent-style-name="standard">
      <style:graphic-properties draw:stroke="none" draw:fill="bitmap" draw:fill-image-name="triangle_5f_grayscale" style:repeat="stretch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bitmap" draw:fill-image-name="triangle_5f_color" style:repeat="stretch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end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81cm" svg:y1="1.243cm" svg:x2="4.24cm" svg:y2="1.243cm">
          <text:p/>
        </draw:line>
        <draw:g>
          <draw:custom-shape draw:style-name="gr2" draw:text-style-name="P1" draw:layer="layout" svg:width="0.025cm" svg:height="0.025cm" svg:x="0.764cm" svg:y="0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25cm" svg:height="0.025cm" svg:x="0.764cm" svg:y="0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25cm" svg:height="0.025cm" svg:x="0.864cm" svg:y="0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025cm" svg:height="0.025cm" svg:x="0.764cm" svg:y="0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25cm" svg:height="0.025cm" svg:x="0.764cm" svg:y="0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25cm" svg:height="0.025cm" svg:x="0.864cm" svg:y="0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025cm" svg:height="0.025cm" svg:x="0.76cm" svg:y="1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25cm" svg:height="0.025cm" svg:x="0.76cm" svg:y="1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25cm" svg:height="0.025cm" svg:x="0.86cm" svg:y="1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0.127cm" svg:height="0.127cm" draw:transform="rotate (-1.5707963267949) translate (1.597cm 0.52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0.127cm" svg:height="0.127cm" draw:transform="rotate (-1.5707963267949) translate (1.597cm 0.78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0.127cm" svg:height="0.127cm" draw:transform="rotate (-1.5707963267949) translate (1.593cm 1.02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2" draw:layer="layout" svg:width="0.508cm" svg:height="0.239cm" draw:transform="rotate (1.5707963267949) translate (0.396cm 1.043cm)">
          <draw:text-box>
            <text:p><text:span text:style-name="T1">GPU</text:span></text:p>
          </draw:text-box>
        </draw:frame>
        <draw:frame draw:style-name="gr4" draw:text-style-name="P2" draw:layer="layout" svg:width="0.508cm" svg:height="0.239cm" draw:transform="rotate (1.5707963267949) translate (0.396cm 1.905cm)">
          <draw:text-box>
            <text:p><text:span text:style-name="T1">CPU</text:span></text:p>
          </draw:text-box>
        </draw:frame>
        <draw:line draw:style-name="gr5" draw:text-style-name="P1" draw:layer="layout" svg:x1="1.016cm" svg:y1="0.546cm" svg:x2="1.397cm" svg:y2="0.546cm">
          <text:p/>
        </draw:line>
        <draw:line draw:style-name="gr5" draw:text-style-name="P1" draw:layer="layout" svg:x1="1.012cm" svg:y1="1.04cm" svg:x2="1.393cm" svg:y2="1.04cm">
          <text:p/>
        </draw:line>
        <draw:line draw:style-name="gr5" draw:text-style-name="P1" draw:layer="layout" svg:x1="1.016cm" svg:y1="0.806cm" svg:x2="1.397cm" svg:y2="0.806cm">
          <text:p/>
        </draw:line>
        <draw:custom-shape draw:style-name="gr6" draw:text-style-name="P1" draw:layer="layout" svg:width="0.127cm" svg:height="0.127cm" svg:x="2.232cm" svg:y="0.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27cm" svg:height="0.127cm" svg:x="2.232cm" svg:y="0.7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27cm" svg:height="0.127cm" svg:x="2.228cm" svg:y="0.99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716cm" svg:y1="0.546cm" svg:x2="2.097cm" svg:y2="0.546cm">
          <text:p/>
        </draw:line>
        <draw:line draw:style-name="gr5" draw:text-style-name="P1" draw:layer="layout" svg:x1="1.712cm" svg:y1="1.04cm" svg:x2="2.093cm" svg:y2="1.04cm">
          <text:p/>
        </draw:line>
        <draw:line draw:style-name="gr5" draw:text-style-name="P1" draw:layer="layout" svg:x1="1.716cm" svg:y1="0.806cm" svg:x2="2.097cm" svg:y2="0.806cm">
          <text:p/>
        </draw:line>
        <draw:line draw:style-name="gr5" draw:text-style-name="P1" draw:layer="layout" svg:x1="2.516cm" svg:y1="0.546cm" svg:x2="2.897cm" svg:y2="0.546cm">
          <text:p/>
        </draw:line>
        <draw:line draw:style-name="gr5" draw:text-style-name="P1" draw:layer="layout" svg:x1="2.512cm" svg:y1="1.04cm" svg:x2="2.893cm" svg:y2="1.04cm">
          <text:p/>
        </draw:line>
        <draw:line draw:style-name="gr5" draw:text-style-name="P1" draw:layer="layout" svg:x1="2.516cm" svg:y1="0.806cm" svg:x2="2.897cm" svg:y2="0.806cm">
          <text:p/>
        </draw:line>
        <draw:custom-shape draw:style-name="gr7" draw:text-style-name="P1" draw:layer="layout" svg:width="0.127cm" svg:height="0.127cm" svg:x="3.032cm" svg:y="0.5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27cm" svg:height="0.127cm" svg:x="3.032cm" svg:y="0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0.127cm" svg:x="3.028cm" svg:y="0.99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216cm" svg:y1="0.546cm" svg:x2="3.591cm" svg:y2="0.769cm">
          <text:p/>
        </draw:line>
        <draw:line draw:style-name="gr5" draw:text-style-name="P1" draw:layer="layout" svg:x1="3.212cm" svg:y1="1.04cm" svg:x2="3.591cm" svg:y2="0.833cm">
          <text:p/>
        </draw:line>
        <draw:line draw:style-name="gr5" draw:text-style-name="P1" draw:layer="layout" svg:x1="3.231cm" svg:y1="1.64cm" svg:x2="3.612cm" svg:y2="1.64cm">
          <text:p/>
        </draw:line>
        <draw:frame draw:style-name="gr8" draw:text-style-name="P1" draw:layer="layout" svg:width="0.609cm" svg:height="0.568cm" svg:x="3.604cm" svg:y="1.363cm">
          <draw:image xlink:href="Pictures/10000201000000850000007C569A8C6B.png" xlink:type="simple" xlink:show="embed" xlink:actuate="onLoad">
            <text:p/>
          </draw:image>
        </draw:frame>
        <draw:g>
          <draw:custom-shape draw:style-name="gr2" draw:text-style-name="P1" draw:layer="layout" svg:width="0.025cm" svg:height="0.025cm" svg:x="0.763cm" svg:y="1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25cm" svg:height="0.025cm" svg:x="0.763cm" svg:y="1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25cm" svg:height="0.025cm" svg:x="0.863cm" svg:y="1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0.127cm" svg:height="0.127cm" draw:transform="rotate (-1.5707963267949) translate (1.596cm 1.62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1" draw:layer="layout" svg:x1="1.015cm" svg:y1="1.647cm" svg:x2="1.396cm" svg:y2="1.647cm">
          <text:p/>
        </draw:line>
        <draw:custom-shape draw:style-name="gr6" draw:text-style-name="P1" draw:layer="layout" svg:width="0.127cm" svg:height="0.127cm" svg:x="2.231cm" svg:y="1.62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715cm" svg:y1="1.647cm" svg:x2="2.096cm" svg:y2="1.647cm">
          <text:p/>
        </draw:line>
        <draw:line draw:style-name="gr5" draw:text-style-name="P1" draw:layer="layout" svg:x1="2.515cm" svg:y1="1.647cm" svg:x2="2.896cm" svg:y2="1.647cm">
          <text:p/>
        </draw:line>
        <draw:custom-shape draw:style-name="gr7" draw:text-style-name="P1" draw:layer="layout" svg:width="0.127cm" svg:height="0.127cm" svg:x="3.031cm" svg:y="1.62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609cm" svg:height="0.568cm" svg:x="3.605cm" svg:y="0.563cm">
          <draw:image xlink:href="Pictures/10000201000000850000007C569A8C6B.png" xlink:type="simple" xlink:show="embed" xlink:actuate="onLoad">
            <text:p/>
          </draw:image>
        </draw:frame>
        <draw:line draw:style-name="gr5" draw:text-style-name="P1" draw:layer="layout" svg:x1="3.216cm" svg:y1="0.814cm" svg:x2="3.597cm" svg:y2="0.8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triangle_5f_color" draw:display-name="triangle_color" xlink:href="Pictures/100000000000000800000008E8418E58.png" xlink:type="simple" xlink:show="embed" xlink:actuate="onLoad"/>
    <draw:fill-image draw:name="triangle_5f_grayscale" draw:display-name="triangle_grayscale" xlink:href="Pictures/100000000000000800000008C2096E38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5.08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10:02:07.846774829</meta:creation-date>
    <dc:date>2014-09-19T12:04:45.267101000</dc:date>
    <meta:editing-duration>PT37M15S</meta:editing-duration>
    <meta:editing-cycles>21</meta:editing-cycles>
    <meta:generator>LibreOffice/4.2.5.2$MacOSX_x86 LibreOffice_project/61cb170a04bb1f12e77c884eab9192be736ec5f5</meta:generator>
    <meta:document-statistic meta:object-count="49"/>
  </office:meta>
</office:document-meta>
</file>